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sans-serif" fo:font-size="10.5pt" style:text-underline-style="none" officeooo:rsid="00478a67" officeooo:paragraph-rsid="0019400c" style:font-size-asian="10.5pt" style:font-size-complex="10.5pt"/>
    </style:style>
    <style:style style:name="P2" style:family="paragraph" style:parent-style-name="Standard">
      <style:paragraph-properties fo:text-align="justify" style:justify-single-word="false"/>
      <style:text-properties style:font-name="sans-serif" fo:font-size="10.5pt" style:text-underline-style="none" officeooo:rsid="000bba7b" officeooo:paragraph-rsid="000bba7b" style:font-size-asian="10.5pt" style:font-size-complex="10.5pt"/>
    </style:style>
    <style:style style:name="P3" style:family="paragraph" style:parent-style-name="Standard">
      <style:paragraph-properties fo:text-align="justify" style:justify-single-word="false"/>
      <style:text-properties style:font-name="sans-serif" fo:font-size="10.5pt" style:text-underline-style="none" officeooo:rsid="0010be65" officeooo:paragraph-rsid="0010be65" style:font-size-asian="10.5pt" style:font-size-complex="10.5pt"/>
    </style:style>
    <style:style style:name="P4" style:family="paragraph" style:parent-style-name="Standard">
      <style:paragraph-properties fo:text-align="justify" style:justify-single-word="false"/>
      <style:text-properties style:font-name="sans-serif" fo:font-size="10.5pt" style:text-underline-style="none" officeooo:rsid="0049deed" officeooo:paragraph-rsid="0013b276" style:font-size-asian="10.5pt" style:font-size-complex="10.5pt"/>
    </style:style>
    <style:style style:name="P5" style:family="paragraph" style:parent-style-name="Standard">
      <style:paragraph-properties fo:text-align="justify" style:justify-single-word="false"/>
      <style:text-properties style:font-name="sans-serif" fo:font-size="10.5pt" style:text-underline-style="none" officeooo:rsid="0013b276" officeooo:paragraph-rsid="0013b276" style:font-size-asian="10.5pt" style:font-size-complex="10.5pt"/>
    </style:style>
    <style:style style:name="P6" style:family="paragraph" style:parent-style-name="Standard">
      <style:paragraph-properties fo:text-align="justify" style:justify-single-word="false"/>
      <style:text-properties style:font-name="sans-serif" fo:font-size="10.5pt" style:text-underline-style="none" officeooo:rsid="004bce84" officeooo:paragraph-rsid="000cb072" style:font-size-asian="10.5pt" style:font-size-complex="10.5pt"/>
    </style:style>
    <style:style style:name="P7" style:family="paragraph" style:parent-style-name="Standard">
      <style:paragraph-properties fo:text-align="justify" style:justify-single-word="false"/>
      <style:text-properties style:font-name="sans-serif" fo:font-size="10.5pt" style:text-underline-style="none" officeooo:rsid="0013b9d3" officeooo:paragraph-rsid="0013b9d3" style:font-size-asian="10.5pt" style:font-size-complex="10.5pt"/>
    </style:style>
    <style:style style:name="P8" style:family="paragraph" style:parent-style-name="Standard">
      <style:paragraph-properties fo:text-align="justify" style:justify-single-word="false"/>
      <style:text-properties style:font-name="sans-serif" fo:font-size="10.5pt" style:text-underline-style="none" officeooo:rsid="004c854d" officeooo:paragraph-rsid="001792e8" style:font-size-asian="10.5pt" style:font-size-complex="10.5pt"/>
    </style:style>
    <style:style style:name="P9" style:family="paragraph" style:parent-style-name="Standard">
      <style:paragraph-properties fo:text-align="justify" style:justify-single-word="false"/>
      <style:text-properties style:font-name="sans-serif" fo:font-size="10.5pt" style:text-underline-style="none" officeooo:rsid="001b1de8" officeooo:paragraph-rsid="001b1de8" style:font-size-asian="10.5pt" style:font-size-complex="10.5pt"/>
    </style:style>
    <style:style style:name="P10" style:family="paragraph" style:parent-style-name="Standard">
      <style:paragraph-properties fo:text-align="justify" style:justify-single-word="false"/>
      <style:text-properties style:font-name="sans-serif" fo:font-size="10.5pt" style:text-underline-style="none" officeooo:rsid="002bb5d5" officeooo:paragraph-rsid="000d6ed9" style:font-size-asian="10.5pt" style:font-size-complex="10.5pt"/>
    </style:style>
    <style:style style:name="P11" style:family="paragraph" style:parent-style-name="Standard">
      <style:paragraph-properties fo:text-align="justify" style:justify-single-word="false"/>
      <style:text-properties style:font-name="sans-serif" fo:font-size="10.5pt" style:text-underline-style="none" officeooo:rsid="002bb5d5" officeooo:paragraph-rsid="001c4cb6" style:font-size-asian="10.5pt" style:font-size-complex="10.5pt"/>
    </style:style>
    <style:style style:name="P12" style:family="paragraph" style:parent-style-name="Standard">
      <style:paragraph-properties fo:text-align="justify" style:justify-single-word="false"/>
      <style:text-properties style:font-name="sans-serif" fo:font-size="10.5pt" style:text-underline-style="none" officeooo:rsid="00151370" officeooo:paragraph-rsid="000b8ba4" style:font-size-asian="10.5pt" style:font-size-complex="10.5pt"/>
    </style:style>
    <style:style style:name="P13" style:family="paragraph" style:parent-style-name="Standard">
      <style:paragraph-properties fo:text-align="justify" style:justify-single-word="false"/>
      <style:text-properties style:font-name="sans-serif" fo:font-size="10.5pt" style:text-underline-style="solid" style:text-underline-width="auto" style:text-underline-color="font-color" officeooo:rsid="000b8ba4" officeooo:paragraph-rsid="000b8ba4" style:font-size-asian="10.5pt" style:font-size-complex="10.5pt"/>
    </style:style>
    <style:style style:name="P14" style:family="paragraph" style:parent-style-name="Standard">
      <style:paragraph-properties fo:text-align="justify" style:justify-single-word="false"/>
      <style:text-properties style:font-name="sans-serif" fo:font-size="10.5pt" style:text-underline-style="solid" style:text-underline-width="auto" style:text-underline-color="font-color" officeooo:rsid="000b8ba4" officeooo:paragraph-rsid="001b1de8" style:font-size-asian="10.5pt" style:font-size-complex="10.5pt"/>
    </style:style>
    <style:style style:name="P15" style:family="paragraph" style:parent-style-name="Standard">
      <style:paragraph-properties fo:text-align="justify" style:justify-single-word="false"/>
      <style:text-properties style:font-name="sans-serif" fo:font-size="10.5pt" style:text-underline-style="solid" style:text-underline-width="auto" style:text-underline-color="font-color" officeooo:rsid="000b8ba4" officeooo:paragraph-rsid="000d6ed9" style:font-size-asian="10.5pt" style:font-size-complex="10.5pt"/>
    </style:style>
    <style:style style:name="P16" style:family="paragraph" style:parent-style-name="Standard">
      <style:paragraph-properties fo:text-align="justify" style:justify-single-word="false"/>
      <style:text-properties style:font-name="sans-serif" fo:font-size="10.5pt" style:text-underline-style="solid" style:text-underline-width="auto" style:text-underline-color="font-color" officeooo:rsid="00064230" officeooo:paragraph-rsid="000b8ba4" style:font-size-asian="10.5pt" style:font-size-complex="10.5pt"/>
    </style:style>
    <style:style style:name="P17" style:family="paragraph" style:parent-style-name="Standard">
      <style:paragraph-properties fo:text-align="justify" style:justify-single-word="false"/>
      <style:text-properties style:font-name="sans-serif" fo:font-size="10.5pt" style:text-underline-style="none" officeooo:rsid="000bba7b" officeooo:paragraph-rsid="000bba7b" style:font-size-asian="10.5pt" style:font-size-complex="10.5pt"/>
    </style:style>
    <style:style style:name="P18" style:family="paragraph" style:parent-style-name="Standard">
      <style:paragraph-properties fo:text-align="justify" style:justify-single-word="false"/>
      <style:text-properties style:font-name="sans-serif" fo:font-size="10.5pt" style:text-underline-style="none" officeooo:rsid="001fa2a2" officeooo:paragraph-rsid="001fa2a2" style:font-size-asian="10.5pt" style:font-size-complex="10.5pt"/>
    </style:style>
    <style:style style:name="P19" style:family="paragraph" style:parent-style-name="Standard">
      <style:paragraph-properties fo:text-align="justify" style:justify-single-word="false"/>
      <style:text-properties style:font-name="sans-serif" fo:font-size="10.5pt" style:text-underline-style="none" officeooo:rsid="0023f5ff" officeooo:paragraph-rsid="0023f5ff" style:font-size-asian="10.5pt" style:font-size-complex="10.5pt"/>
    </style:style>
    <style:style style:name="T1" style:family="text">
      <style:text-properties officeooo:rsid="00510b1a"/>
    </style:style>
    <style:style style:name="T2" style:family="text">
      <style:text-properties officeooo:rsid="00543dd8"/>
    </style:style>
    <style:style style:name="T3" style:family="text">
      <style:text-properties officeooo:rsid="0015d38c"/>
    </style:style>
    <style:style style:name="T4" style:family="text">
      <style:text-properties officeooo:rsid="002cea49"/>
    </style:style>
    <style:style style:name="T5" style:family="text">
      <style:text-properties officeooo:rsid="0010be65"/>
    </style:style>
    <style:style style:name="T6" style:family="text">
      <style:text-properties officeooo:rsid="0011b2a2"/>
    </style:style>
    <style:style style:name="T7" style:family="text">
      <style:text-properties officeooo:rsid="0012448c"/>
    </style:style>
    <style:style style:name="T8" style:family="text">
      <style:text-properties officeooo:rsid="0012d192"/>
    </style:style>
    <style:style style:name="T9" style:family="text">
      <style:text-properties officeooo:rsid="0013b276"/>
    </style:style>
    <style:style style:name="T10" style:family="text">
      <style:text-properties officeooo:rsid="0013b9d3"/>
    </style:style>
    <style:style style:name="T11" style:family="text">
      <style:text-properties officeooo:rsid="00157d3f"/>
    </style:style>
    <style:style style:name="T12" style:family="text">
      <style:text-properties officeooo:rsid="0015dbe9"/>
    </style:style>
    <style:style style:name="T13" style:family="text">
      <style:text-properties officeooo:rsid="001792e8"/>
    </style:style>
    <style:style style:name="T14" style:family="text">
      <style:text-properties officeooo:rsid="0019400c"/>
    </style:style>
    <style:style style:name="T15" style:family="text">
      <style:text-properties officeooo:rsid="001c4cb6"/>
    </style:style>
    <style:style style:name="T16" style:family="text">
      <style:text-properties fo:font-style="italic" style:font-style-asian="italic" style:font-style-complex="italic"/>
    </style:style>
    <style:style style:name="T17" style:family="text">
      <style:text-properties fo:font-style="italic" officeooo:rsid="0010be65" style:font-style-asian="italic" style:font-style-complex="italic"/>
    </style:style>
    <style:style style:name="T18" style:family="text">
      <style:text-properties fo:font-style="italic" officeooo:rsid="0012448c" style:font-style-asian="italic" style:font-style-complex="italic"/>
    </style:style>
    <style:style style:name="T19" style:family="text">
      <style:text-properties fo:font-style="italic" officeooo:rsid="0013b276" style:font-style-asian="italic" style:font-style-complex="italic"/>
    </style:style>
    <style:style style:name="T20" style:family="text">
      <style:text-properties fo:font-style="italic" officeooo:rsid="001b1de8" style:font-style-asian="italic" style:font-style-complex="italic"/>
    </style:style>
    <style:style style:name="T21" style:family="text">
      <style:text-properties fo:font-style="italic" officeooo:rsid="00157d3f" style:font-style-asian="italic" style:font-style-complex="italic"/>
    </style:style>
    <style:style style:name="T22" style:family="text">
      <style:text-properties fo:font-style="italic" officeooo:rsid="0019400c" style:font-style-asian="italic" style:font-style-complex="italic"/>
    </style:style>
    <style:style style:name="T23" style:family="text">
      <style:text-properties officeooo:rsid="001d3757"/>
    </style:style>
    <style:style style:name="T24" style:family="text">
      <style:text-properties officeooo:rsid="001e2ff9"/>
    </style:style>
    <style:style style:name="T25" style:family="text">
      <style:text-properties officeooo:rsid="00211975"/>
    </style:style>
    <style:style style:name="T26" style:family="text">
      <style:text-properties officeooo:rsid="0021c32a"/>
    </style:style>
    <style:style style:name="T27" style:family="text">
      <style:text-properties officeooo:rsid="002463c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Abstract</text:p>
      <text:p text:style-name="P12"><text:span text:style-name="T23">DNA sequencing has generated, and continues to generate, vast amounts of genetic data. It is therefore beneficial to implement effective and useful methods of compression to reduce storage and transmission rates. G</text:span>rammar-based compression, <text:span text:style-name="T1">where a context-free grammar is formed from a sequence of symbols, has several benefits in it’s application to genetic sequences</text:span>. <text:span text:style-name="T2">This project aims to implement methods that will improve grammar-based compression rates on genetic data and provide the functionality of a GUI to navigate a collection of compressed files.</text:span></text:p>
      <text:p text:style-name="P12"/>
      <text:p text:style-name="P13">Introduction</text:p>
      <text:p text:style-name="P2"><text:span text:style-name="T17">C</text:span><text:span text:style-name="T16">ompression</text:span> – <text:span text:style-name="T5">A brief overview of compression including the benefits of reduced storage and faster transmission. </text:span></text:p>
      <text:p text:style-name="P2"/>
      <text:p text:style-name="P18">The main aim of data compression is to <text:span text:style-name="T25">encode data in such a way that</text:span> the amount of bits required to represent <text:span text:style-name="T25">it</text:span> <text:span text:style-name="T25">is reduced</text:span>. [the data compression book Mark Nelson, Introduction] <text:span text:style-name="T26">There are varying methods of compression that can be applied to a broad range of data, for example Morse code reduces [] alphabets to a series of dots and dashes, digitized video and audio have recognised standards MPEG and JPEG [intro to data compression – kaufmann] to reduce the number of bytes used to represent them. In brief, high-frequency repetitions or redundancies in the structure of the data itself can be used to form a compact representation. That is, where the same piece of information occurs frequently in data it can be represented instead with a smaller code, thus reducing the amount of data required to represent the whole.</text:span></text:p>
      <text:p text:style-name="P18"/>
      <text:p text:style-name="P19">The benefits of data compression are clear then as more compact data takes less space to store and less time to transmit []. Alongside developments in hardware and other technologies, compression has aided and made possible long-distance communication [kauffman], mass-media, <text:span text:style-name="T27">from physical storage to streaming services [youtube reference], and increases the storage capacity of server farms [terminology], thus reducing their cost and energy consumption, and does the same in terms of data transfer rates for relatively less powerful mobile devices using comparatively weaker network connections [?]. </text:span></text:p>
      <text:p text:style-name="P2"/>
      <text:p text:style-name="P3"><text:span text:style-name="T16">Grammar-based compression</text:span> – slightly more in depth explanation of context-free grammars and how they can be used in compression.</text:p>
      <text:p text:style-name="P3"/>
      <text:p text:style-name="P2"><text:span text:style-name="T17">G</text:span><text:span text:style-name="T16">enetic </text:span><text:span text:style-name="T17">data</text:span><text:span text:style-name="T5"> – A brief overview of genetic data including what it is and how it is typically stored</text:span>. <text:span text:style-name="T6">Giving estimations of how much digitized genetic data there is and will continue to be generated. Overview of the benefits and attempts at compressing it. </text:span></text:p>
      <text:p text:style-name="P2"/>
      <text:p text:style-name="P13">Research</text:p>
      <text:p text:style-name="P4"><text:soft-page-break/><text:span text:style-name="T18">Chosen method of compression</text:span><text:span text:style-name="T7"> – </text:span>Grammar-based <text:span text:style-name="T8">compression has been indicated as useful for the compression of genetic sequences because of the ability to find repeats across a collection, as well as search compressed collections [DNA Lossless Compression Algorithms: Review]. With a brief comparison to other methods of compression.</text:span></text:p>
      <text:p text:style-name="P4"/>
      <text:p text:style-name="P4"><text:span text:style-name="T19">Review of previous grammar-based implementations</text:span><text:span text:style-name="T9"> – General overview of Sequitur algorithm and DNASequitur, an implementation of Sequitur specifically for DNA [Grammar-based Compression of DNA Sequences]. <text:s/></text:span></text:p>
      <text:p text:style-name="P4"/>
      <text:p text:style-name="P5"><text:span text:style-name="T16">Assessment of </text:span><text:span text:style-name="T20">these</text:span><text:span text:style-name="T16"> previous implementations</text:span> – Although DNASequitur did not achieve favourable results, Cherniavsky and Ladner <text:span text:style-name="T10">suggest using edit grammars, where approximate matches between sequences can be treated as a match and encoded along with the necessary edit operations, such as insert and delete, to retrieve the original sequences.</text:span></text:p>
      <text:p text:style-name="P5"/>
      <text:p text:style-name="P7"><text:span text:style-name="T16">Compression of multiple files</text:span> – As well as providing further functionality, compressing multiple files <text:span text:style-name="T11">of genetic data is significant in that a collection might consist of multiple files for each chromosome of a genome. Individual genomes also contain largely the same information and so in principal should allow for good rates of compression.</text:span></text:p>
      <text:p text:style-name="P7"/>
      <text:p text:style-name="P6"><text:span text:style-name="T21">File format</text:span><text:span text:style-name="T11"> – Most research and implementation of genetic compression appears to work on the basis of a four symbol alphabet of A, C, G and T. DNACompress, for example, requires a file that contains only these symbols. However, there are other file formats such as FASTA that contain meta-data for sequence Ids and the species, and some sequences <text:s/>utilise symbols for unknown nucleotides, e.g. R for G or A, N for A, G, C or T. </text:span></text:p>
      <text:p text:style-name="P6"/>
      <text:p text:style-name="P13">Objective</text:p>
      <text:p text:style-name="P8"><text:span text:style-name="T3">T</text:span>he objective will be to implement a<text:span text:style-name="T12">n improved</text:span> method of <text:span text:style-name="T12">grammar-based </text:span>compression for DNA, to deal with the problem<text:span text:style-name="T12">s</text:span> of <text:span text:style-name="T12">data</text:span> storage <text:span text:style-name="T12">and</text:span> transmission, <text:span text:style-name="T13">which both incorporates the way different file formats store genetic sequences and provides the ability to compress multiple files with added usability via a graphical user interface. </text:span></text:p>
      <text:p text:style-name="P8"/>
      <text:p text:style-name="P13">Method</text:p>
      <text:p text:style-name="P1"><text:span text:style-name="T16">Implement</text:span><text:span text:style-name="T22">ation of previous methods for grammar-based genetic compression</text:span><text:span text:style-name="T14"> – Brief discussion of this projects current implementation. Further discussion of what will be implemented whilst iterating over the current prototype .</text:span></text:p>
      <text:p text:style-name="P1"/>
      <text:p text:style-name="P9"><text:span text:style-name="T16">Testing</text:span> – Discussion of <text:span text:style-name="T14">testing methods. </text:span>The use of a DNA corpus that has been used in previous papers <text:span text:style-name="T24">for fair comparison</text:span>. The<text:span text:style-name="T14"> percentage of compression achieved,</text:span> the<text:span text:style-name="T14"> time it </text:span><text:soft-page-break/><text:span text:style-name="T14">takes to run </text:span>and memory consumption<text:span text:style-name="T14">, </text:span>with some initial<text:span text:style-name="T14"> results. </text:span>Discussion on how to improve the project’s current implementation<text:span text:style-name="T14">. </text:span></text:p>
      <text:p text:style-name="P14"/>
      <text:p text:style-name="P13">Work Plan</text:p>
      <text:p text:style-name="P10">1/<text:span text:style-name="T15">2</text:span> - <text:span text:style-name="T4">Increase speed of current implementation and complete implementation of techniques found in previous papers.</text:span></text:p>
      <text:p text:style-name="P10"/>
      <text:p text:style-name="P10"><text:span text:style-name="T15">3/4</text:span> – <text:span text:style-name="T15">Implement further steps such as edit grammars and any other possible improvements. Begin writing Project Report.</text:span></text:p>
      <text:p text:style-name="P10"/>
      <text:p text:style-name="P11"><text:span text:style-name="T15">5</text:span>/<text:span text:style-name="T15">6</text:span> – <text:span text:style-name="T4">Begin implementing multiple file compression and folder hierarchy. </text:span></text:p>
      <text:p text:style-name="P10"/>
      <text:p text:style-name="P11"><text:span text:style-name="T15">7</text:span>/<text:span text:style-name="T15">8 </text:span>– <text:span text:style-name="T4">Depending on results at this stage, continue developing for improved speed and compression rates.</text:span> </text:p>
      <text:p text:style-name="P10"/>
      <text:p text:style-name="P10"><text:span text:style-name="T15">9</text:span>/<text:span text:style-name="T15">10</text:span> – <text:span text:style-name="T15">Develop and implement graphical interface for navigating compressed files and folders.</text:span></text:p>
      <text:p text:style-name="P15"/>
      <text:p text:style-name="P13">Summ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30T17:33:10.671062264</meta:creation-date>
    <dc:date>2018-04-09T15:57:01.985415394</dc:date>
    <meta:editing-duration>PT33M8S</meta:editing-duration>
    <meta:editing-cycles>5</meta:editing-cycles>
    <meta:generator>LibreOffice/5.1.6.2$Linux_X86_64 LibreOffice_project/10m0$Build-2</meta:generator>
    <meta:document-statistic meta:table-count="0" meta:image-count="0" meta:object-count="0" meta:page-count="3" meta:paragraph-count="26" meta:word-count="836" meta:character-count="5561" meta:non-whitespace-character-count="4725"/>
  </office:meta>
</office:document-meta>
</file>